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weight="normal" style:font-weight-asian="normal" style:font-weight-complex="normal"/>
    </style:style>
    <style:style style:name="P2" style:family="paragraph" style:parent-style-name="Standard">
      <style:paragraph-properties style:line-height-at-least="0.503cm"/>
      <style:text-properties fo:color="#c9211e" loext:opacity="100%" style:font-name="Droid Sans Mono" fo:font-size="10.5pt" fo:font-weight="normal" fo:background-color="#282c34"/>
    </style:style>
    <style:style style:name="P3" style:family="paragraph" style:parent-style-name="Standard">
      <style:text-properties fo:font-size="14pt" officeooo:rsid="000470c7" officeooo:paragraph-rsid="000470c7" style:font-size-asian="12.25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color="#e06c75" loext:opacity="100%"/>
    </style:style>
    <style:style style:name="T2" style:family="text">
      <style:text-properties fo:color="#c678dd" loext:opacity="100%"/>
    </style:style>
    <style:style style:name="T3" style:family="text">
      <style:text-properties fo:color="#e5c07b" loext:opacity="100%"/>
    </style:style>
    <style:style style:name="T4" style:family="text">
      <style:text-properties fo:color="#d19a66" loext:opacity="100%"/>
    </style:style>
    <style:style style:name="T5" style:family="text">
      <style:text-properties fo:color="#56b6c2" loext:opacity="100%"/>
    </style:style>
    <style:style style:name="T6" style:family="text">
      <style:text-properties officeooo:rsid="000470c7"/>
    </style:style>
    <style:style style:name="T7" style:family="text">
      <style:text-properties fo:font-size="14pt" officeooo:rsid="000470c7" style:font-size-asian="12.25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470c7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станніми роками вони мали аромат переважно ванілі, і цього року нічого особливо не зміниться — лише до рецептів трендових<text:span text:style-name="T11"> </text:span><text:span text:style-name="Strong_20_Emphasis"><text:span text:style-name="T11">гурманських парфумів</text:span></text:span><text:span text:style-name="T11"> </text:span>додадуться інші «смаколики», як-от карамель, масло, горіхи або шоколад. Чому світ ароматів обрав їх головними зірками?$$ </text:p>
      <text:p text:style-name="P3"/>
      <text:p text:style-name="Standard"><text:span text:style-name="T7">Тому що вони викликають приємні відчуття тепла та затишку й ностальгічні спогади про десерти нашого дитинства. Але не чекайте надмірно солодких ароматів, які переситять вас через кілька хвилин. На сцену виходять «нові» гурманські аромати, більш легкі й набагато вишуканіші!$$</text:span></text:p>
      <text:p text:style-name="Standard"><text:span text:style-name="T7"/></text:p>
      <text:h text:style-name="P1" text:outline-level="2"><text:span text:style-name="T7">Дозволено смакувати$$</text:span></text:h>
      <text:p text:style-name="P5"><text:span text:style-name="T7"/></text:p>
      <text:p text:style-name="P5"><text:span text:style-name="T7">Ви чули про функціональні парфуми? Якщо ні, то у 2025 році ви чутимете про них звідусіль. Це аромати, які створюються за допомогою штучного інтелекту й інших нових технологій із чіткою метою: викликати певний настрій. Ідеться вже не просто про те, щоб парфуми мали гарний аромат, а про те, щоб ми з ними добре почувалися. А силу інгредієнтів, що містяться в парфумах, можна повною мірою використовувати в моменти, коли потрібно стимулювати й оживити енергію в жилах, або навпаки, коли хочеться заспокоїтися й розслабитися.$$</text:span></text:p>
      <text:p text:style-name="P5"><text:span text:style-name="T7"/></text:p>
      <text:p text:style-name="P5"><text:span text:style-name="T8">У центр </text:span>у<text:span text:style-name="T8">ваги потрапляють single note fragrances, тобто парфуми на основі одного інгредієнта, що домінує, наприклад </text:span><text:a xlink:type="simple" xlink:href="https://www.notino.ua/vanilni-parfumy/" office:target-frame-name="_blank" xlink:show="new" text:style-name="Internet_20_link" text:visited-style-name="Visited_20_Internet_20_Link"><text:span text:style-name="T8">ванілі</text:span></text:a><text:span text:style-name="T8">, </text:span><text:a xlink:type="simple" xlink:href="https://www.notino.ua/aromat-zhasmynu/" office:target-frame-name="_blank" xlink:show="new" text:style-name="Internet_20_link" text:visited-style-name="Visited_20_Internet_20_Link"><text:span text:style-name="T8">жасмину</text:span></text:a><text:span text:style-name="T8"> або ж перцю. Замість коктейлю інгредієнтів ви можете обрати парфуми, де «ваш» інгредієнт є головним, і насолоджуватися ним на повну.</text:span><text:span text:style-name="T9">$$</text:span></text:p>
      <text:p text:style-name="P5"><text:span text:style-name="T9"/></text:p>
      <text:p text:style-name="P5"><text:span text:style-name="T9">Якби мені довелося вгадувати, без чого ви не вийдете з дому в новому сезоні, це був би спрей для волосся або </text:span><text:a xlink:type="simple" xlink:href="https://www.notino.ua/sprei-dlya-tila/" office:target-frame-name="_blank" xlink:show="new" text:style-name="Internet_20_link" text:visited-style-name="Visited_20_Internet_20_Link"><text:span text:style-name="T9">спрей для тіла</text:span></text:a><text:span text:style-name="T9">. Вони будуть скрізь! TikTok і молоде покоління загалом приділяють їм стільки уваги, що ми постійно відчуваємо навколо себе нові й нові варіанти, і кожен бренд хоче мати в асортименті свій спрей. У них є одна незаперечна перевага: менший вміст ароматизаторів дорівнює значно нижчій ціні. А для багатьох із нас це можливість експериментувати й розширювати свою приватну колекцію.$$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0:56:07.628314191</meta:creation-date>
    <dc:date>2025-04-10T11:02:57.475455740</dc:date>
    <meta:editing-duration>PT6M50S</meta:editing-duration>
    <meta:editing-cycles>1</meta:editing-cycles>
    <meta:document-statistic meta:table-count="0" meta:image-count="0" meta:object-count="0" meta:page-count="1" meta:paragraph-count="6" meta:word-count="278" meta:character-count="1854" meta:non-whitespace-character-count="1580"/>
    <meta:generator>LibreOffice/7.3.7.2$Linux_X86_64 LibreOffice_project/30$Build-2</meta:generator>
  </office:meta>
</office:document-meta>
</file>